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cad9" officeooo:paragraph-rsid="0013cad9" style:font-size-asian="12.25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dash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stiLetto</text:span>(<text:span text:style-name="T3">NumeroLetto, NomeReparto</text:span>{PK}, Disponibilita, Piano)</text:p>
      <text:p text:style-name="P1"><text:span text:style-name="T1">Utenti</text:span>(<text:span text:style-name="T3">IDUtente</text:span>{PK}, Nome, Cognome, Username, Password, Livello, <text:tab/>CodiceFiscale, DataNascita, LuogoNascita, Indirizzo, Cellulare)</text:p>
      <text:p text:style-name="P1"><text:span text:style-name="T1">Prenotazioni</text:span>(<text:span text:style-name="T3">IDPrenotazione</text:span>{PK}, DataInizio, DataFine, <text:span text:style-name="T4">NumeroLetto, </text:span><text:span text:style-name="T5"><text:tab/></text:span><text:span text:style-name="T4">NomeReparto</text:span>{FK}, <text:span text:style-name="T4">IDPersonale</text:span>{FK}, <text:span text:style-name="T4">IDPaziente</text:span>{FK}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22:26:30.396000000</meta:creation-date>
    <meta:generator>LibreOffice/7.6.2.1$Windows_X86_64 LibreOffice_project/56f7684011345957bbf33a7ee678afaf4d2ba333</meta:generator>
    <dc:date>2024-02-11T22:36:44.198000000</dc:date>
    <meta:editing-duration>PT10M13S</meta:editing-duration>
    <meta:editing-cycles>1</meta:editing-cycles>
    <meta:document-statistic meta:table-count="0" meta:image-count="0" meta:object-count="0" meta:page-count="1" meta:paragraph-count="3" meta:word-count="22" meta:character-count="309" meta:non-whitespace-character-count="288"/>
  </office:meta>
</office:document-meta>
</file>